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fo:font-size="18pt" officeooo:paragraph-rsid="000f4b87" style:font-size-asian="18pt" style:font-size-complex="18pt"/>
    </style:style>
    <style:style style:name="P2" style:family="paragraph" style:parent-style-name="Heading_20_1">
      <style:text-properties fo:font-size="18pt" officeooo:rsid="001e9b20" officeooo:paragraph-rsid="001e9b20" style:font-size-asian="18pt" style:font-size-complex="18pt"/>
    </style:style>
    <style:style style:name="P3" style:family="paragraph" style:parent-style-name="Horizontal_20_Line">
      <style:text-properties fo:font-size="18pt" officeooo:rsid="001e9b20" style:font-size-asian="18pt" style:font-size-complex="18pt"/>
    </style:style>
    <style:style style:name="P4" style:family="paragraph" style:parent-style-name="Standard">
      <style:text-properties officeooo:rsid="000f4b87" officeooo:paragraph-rsid="000f4b87"/>
    </style:style>
    <style:style style:name="P5" style:family="paragraph" style:parent-style-name="Standard">
      <style:text-properties officeooo:rsid="000f4b87" officeooo:paragraph-rsid="0010adc7"/>
    </style:style>
    <style:style style:name="P6" style:family="paragraph" style:parent-style-name="Standard">
      <style:text-properties style:text-underline-style="solid" style:text-underline-width="auto" style:text-underline-color="font-color" officeooo:rsid="0010adc7" officeooo:paragraph-rsid="0010adc7"/>
    </style:style>
    <style:style style:name="P7" style:family="paragraph" style:parent-style-name="Standard">
      <style:text-properties style:text-underline-style="solid" style:text-underline-width="auto" style:text-underline-color="font-color" officeooo:rsid="000f4b87" officeooo:paragraph-rsid="00149f21"/>
    </style:style>
    <style:style style:name="P8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211014" officeooo:paragraph-rsid="00211014" style:font-size-asian="20pt" style:font-weight-asian="bold" style:font-size-complex="20pt" style:font-weight-complex="bold"/>
    </style:style>
    <style:style style:name="P9" style:family="paragraph" style:parent-style-name="Standard">
      <style:text-properties officeooo:rsid="0010adc7" officeooo:paragraph-rsid="000f4b87"/>
    </style:style>
    <style:style style:name="P10" style:family="paragraph" style:parent-style-name="Standard">
      <style:text-properties officeooo:rsid="0010adc7" officeooo:paragraph-rsid="0010adc7"/>
    </style:style>
    <style:style style:name="P11" style:family="paragraph" style:parent-style-name="Standard">
      <style:text-properties style:text-underline-style="none" officeooo:rsid="0012ab14" officeooo:paragraph-rsid="0012ab14"/>
    </style:style>
    <style:style style:name="P12" style:family="paragraph" style:parent-style-name="Standard">
      <style:text-properties style:text-underline-style="none" officeooo:rsid="00149f21" officeooo:paragraph-rsid="00149f21"/>
    </style:style>
    <style:style style:name="P13" style:family="paragraph" style:parent-style-name="Standard">
      <style:text-properties style:text-underline-style="none" officeooo:rsid="00149f21" officeooo:paragraph-rsid="0017537a"/>
    </style:style>
    <style:style style:name="P14" style:family="paragraph" style:parent-style-name="Standard">
      <style:text-properties style:text-underline-style="none" officeooo:rsid="00163205" officeooo:paragraph-rsid="00163205"/>
    </style:style>
    <style:style style:name="P15" style:family="paragraph" style:parent-style-name="Standard">
      <style:text-properties style:text-underline-style="none" officeooo:rsid="0017537a" officeooo:paragraph-rsid="0017537a"/>
    </style:style>
    <style:style style:name="P16" style:family="paragraph" style:parent-style-name="Standard">
      <style:text-properties style:text-underline-style="none" officeooo:rsid="001a1fb9" officeooo:paragraph-rsid="001a1fb9"/>
    </style:style>
    <style:style style:name="P17" style:family="paragraph" style:parent-style-name="Standard">
      <style:text-properties style:text-underline-style="none" fo:font-weight="bold" officeooo:rsid="001a1fb9" officeooo:paragraph-rsid="001a1fb9" style:font-weight-asian="bold" style:font-weight-complex="bold"/>
    </style:style>
    <style:style style:name="P18" style:family="paragraph" style:parent-style-name="Standard">
      <style:text-properties style:text-underline-style="none" fo:font-weight="bold" officeooo:rsid="001c089d" officeooo:paragraph-rsid="001c089d" style:font-weight-asian="bold" style:font-weight-complex="bold"/>
    </style:style>
    <style:style style:name="P19" style:family="paragraph" style:parent-style-name="Standard">
      <style:text-properties style:text-underline-style="none" fo:font-weight="bold" officeooo:rsid="001def88" officeooo:paragraph-rsid="001def88" style:font-weight-asian="bold" style:font-weight-complex="bold"/>
    </style:style>
    <style:style style:name="P20" style:family="paragraph" style:parent-style-name="Standard">
      <style:text-properties style:text-underline-style="none" fo:font-weight="normal" officeooo:rsid="001b9700" officeooo:paragraph-rsid="001b9700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01c089d" officeooo:paragraph-rsid="001c089d" style:font-weight-asian="normal" style:font-weight-complex="normal"/>
    </style:style>
    <style:style style:name="P22" style:family="paragraph" style:parent-style-name="Text_20_body" style:list-style-name="L1"/>
    <style:style style:name="P23" style:family="paragraph" style:parent-style-name="Text_20_body">
      <style:text-properties officeooo:paragraph-rsid="001def88"/>
    </style:style>
    <style:style style:name="P24" style:family="paragraph" style:parent-style-name="Text_20_body">
      <style:text-properties officeooo:paragraph-rsid="000f4b87"/>
    </style:style>
    <style:style style:name="P25" style:family="paragraph" style:parent-style-name="Text_20_body" style:list-style-name="L10"/>
    <style:style style:name="P26" style:family="paragraph" style:parent-style-name="Text_20_body" style:list-style-name="L11"/>
    <style:style style:name="P27" style:family="paragraph" style:parent-style-name="Text_20_body" style:list-style-name="L12"/>
    <style:style style:name="P28" style:family="paragraph" style:parent-style-name="Text_20_body" style:list-style-name="L13"/>
    <style:style style:name="P29" style:family="paragraph" style:parent-style-name="Text_20_body" style:list-style-name="L14"/>
    <style:style style:name="P30" style:family="paragraph" style:parent-style-name="Text_20_body" style:list-style-name="L15"/>
    <style:style style:name="P31" style:family="paragraph" style:parent-style-name="Text_20_body" style:list-style-name="L16"/>
    <style:style style:name="P32" style:family="paragraph" style:parent-style-name="Text_20_body" style:list-style-name="L17"/>
    <style:style style:name="P33" style:family="paragraph" style:parent-style-name="Text_20_body">
      <style:text-properties fo:font-size="18pt" officeooo:rsid="001e9b20" style:font-size-asian="18pt" style:font-size-complex="18pt"/>
    </style:style>
    <style:style style:name="P34" style:family="paragraph" style:parent-style-name="Text_20_body">
      <style:text-properties fo:font-size="9pt" officeooo:paragraph-rsid="000f4b87" style:font-size-asian="7.84999990463257pt" style:font-size-complex="9pt"/>
    </style:style>
    <style:style style:name="P35" style:family="paragraph" style:parent-style-name="Text_20_body">
      <style:text-properties fo:font-size="9pt" officeooo:paragraph-rsid="001e9b20" style:font-size-asian="7.84999990463257pt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0adc7"/>
    </style:style>
    <style:style style:name="T3" style:family="text">
      <style:text-properties style:text-underline-style="none"/>
    </style:style>
    <style:style style:name="T4" style:family="text">
      <style:text-properties officeooo:rsid="00149f21"/>
    </style:style>
    <style:style style:name="T5" style:family="text">
      <style:text-properties officeooo:rsid="00163205"/>
    </style:style>
    <style:style style:name="T6" style:family="text">
      <style:text-properties officeooo:rsid="0017537a"/>
    </style:style>
    <style:style style:name="T7" style:family="text">
      <style:text-properties officeooo:rsid="00186557"/>
    </style:style>
    <style:style style:name="T8" style:family="text">
      <style:text-properties officeooo:rsid="001a168d"/>
    </style:style>
    <style:style style:name="T9" style:family="text">
      <style:text-properties officeooo:rsid="001c089d"/>
    </style:style>
    <style:style style:name="T10" style:family="text">
      <style:text-properties officeooo:rsid="001dd31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TASUKU<text:span text:style-name="T3"/></text:p>
      <text:p text:style-name="P4"/>
      <text:p text:style-name="P4"/>
      <text:h text:style-name="P1" text:outline-level="1">ARQUITECTURA</text:h>
      <text:p text:style-name="P34"/>
      <text:p text:style-name="Text_20_body">El flujo de uso de la aplicación comienza en el sistema de <text:span text:style-name="Strong_20_Emphasis">login</text:span>. La app permite crear usuarios y, una vez registrado, cada usuario puede <text:span text:style-name="Strong_20_Emphasis">crear un espacio compartido</text:span> o <text:span text:style-name="Strong_20_Emphasis">unirse a uno ya existente</text:span>.</text:p>
      <text:h text:style-name="Heading_20_3" text:outline-level="3">Definición de espacio compartido</text:h>
      <text:p text:style-name="Text_20_body">Un espacio compartido representa un entorno donde varias personas conviven o colaboran y donde se distribuyen tareas. Puede adoptar diferentes formas:</text:p>
      <text:list text:style-name="L10">
        <text:list-item>
          <text:p text:style-name="P25"><text:span text:style-name="Strong_20_Emphasis">Vivienda con zonas comunes:</text:span> baño, cocina y sala de estar.</text:p>
        </text:list-item>
        <text:list-item>
          <text:p text:style-name="P25"><text:span text:style-name="Strong_20_Emphasis">Vivienda completa:</text:span> baño, cocina, sala de estar y habitaciones.</text:p>
        </text:list-item>
        <text:list-item>
          <text:p text:style-name="P25"><text:span text:style-name="Strong_20_Emphasis">(Posible ampliación)</text:span> Espacio de trabajo: oficina y baño.</text:p>
        </text:list-item>
      </text:list>
      <text:p text:style-name="Horizontal_20_Line"/>
      <text:h text:style-name="Heading_20_3" text:outline-level="3">Sistema de tareas</text:h>
      <text:p text:style-name="Text_20_body">La aplicación cuenta con un conjunto de <text:span text:style-name="Strong_20_Emphasis">tareas predefinidas</text:span>, como por ejemplo:</text:p>
      <text:list text:style-name="L11">
        <text:list-item>
          <text:p text:style-name="P26">Limpiar la cocina</text:p>
        </text:list-item>
        <text:list-item>
          <text:p text:style-name="P26">Limpiar el salón</text:p>
        </text:list-item>
        <text:list-item>
          <text:p text:style-name="P26">Limpiar el baño</text:p>
        </text:list-item>
        <text:list-item>
          <text:p text:style-name="P26">Limpiar habitaciones</text:p>
        </text:list-item>
        <text:list-item>
          <text:p text:style-name="P26">Bajar la basura</text:p>
        </text:list-item>
      </text:list>
      <text:p text:style-name="Text_20_body">Las tareas se <text:span text:style-name="Strong_20_Emphasis">asignan semanalmente de forma aleatoria</text:span> entre los usuarios del espacio compartido.</text:p>
      <text:p text:style-name="Text_20_body">Además, cada tarea está <text:span text:style-name="Strong_20_Emphasis">clasificada según su nivel de dificultad</text:span>:</text:p>
      <text:list text:style-name="L12">
        <text:list-item>
          <text:p text:style-name="P27">Fácil</text:p>
        </text:list-item>
        <text:list-item>
          <text:p text:style-name="P27">Media</text:p>
        </text:list-item>
        <text:list-item>
          <text:p text:style-name="P27">Difícil</text:p>
        </text:list-item>
      </text:list>
      <text:p text:style-name="Text_20_body">Esta clasificación busca evitar que una misma persona reciba siempre las tareas más exigentes, distribuyendo así la <text:span text:style-name="Strong_20_Emphasis">carga de trabajo de forma más equilibrada</text:span>.</text:p>
      <text:p text:style-name="Horizontal_20_Line"/>
      <text:h text:style-name="Heading_20_3" text:outline-level="3">Estructura de generación de tareas</text:h>
      <text:p text:style-name="Text_20_body">Las tareas se organizan siguiendo la siguiente cadena de relación:</text:p>
      <text:p text:style-name="Text_20_body"><text:span text:style-name="Strong_20_Emphasis">Dificultad → Tarea → Espacio</text:span></text:p>
      <text:p text:style-name="Text_20_body"><text:soft-page-break/>El proceso funciona de la siguiente manera:</text:p>
      <text:list text:style-name="L13">
        <text:list-item>
          <text:p text:style-name="P28">Se parte de uno de los niveles de dificultad definidos.</text:p>
        </text:list-item>
        <text:list-item>
          <text:p text:style-name="P28">A partir de ese nivel se asigna una tarea concreta.</text:p>
        </text:list-item>
        <text:list-item>
          <text:p text:style-name="P28">Finalmente se determina el espacio donde dicha tarea debe realizarse.</text:p>
        </text:list-item>
      </text:list>
      <text:p text:style-name="Text_20_body">Los usuarios también tienen la posibilidad de <text:span text:style-name="Strong_20_Emphasis">intercambiar tareas entre ellos</text:span> si así lo desean.</text:p>
      <text:p text:style-name="Horizontal_20_Line"/>
      <text:h text:style-name="Heading_20_3" text:outline-level="3">Sistema de gamificación</text:h>
      <text:p text:style-name="Text_20_body">Para incentivar el uso continuo de la aplicación y fomentar la realización de tareas, se incorpora un sistema de <text:span text:style-name="Strong_20_Emphasis">gamificación basado en puntos</text:span>.</text:p>
      <text:p text:style-name="Text_20_body">Cada usuario tiene la responsabilidad de completar las tareas que le han sido asignadas durante la semana.</text:p>
      <text:p text:style-name="Text_20_body">La puntuación obtenida dependerá del momento en el que se complete la tarea:</text:p>
      <text:list text:style-name="L14">
        <text:list-item>
          <text:p text:style-name="P29">Si se realiza durante <text:span text:style-name="Strong_20_Emphasis">los dos primeros días de la semana</text:span>, el usuario obtiene <text:span text:style-name="Strong_20_Emphasis">2 puntos</text:span>.</text:p>
        </text:list-item>
        <text:list-item>
          <text:p text:style-name="P29">Si se completa durante <text:span text:style-name="Strong_20_Emphasis">los dos días siguientes</text:span>, obtiene <text:span text:style-name="Strong_20_Emphasis">1 punto</text:span>.</text:p>
        </text:list-item>
        <text:list-item>
          <text:p text:style-name="P29">Si se realiza <text:span text:style-name="Strong_20_Emphasis">el resto de la semana</text:span>, no se obtienen puntos.</text:p>
        </text:list-item>
      </text:list>
      <text:p text:style-name="Horizontal_20_Line"/>
      <text:h text:style-name="Heading_20_3" text:outline-level="3">Sistema de “limbo” de tareas</text:h>
      <text:p text:style-name="Text_20_body">Los puntos acumulados permiten enviar tareas al llamado <text:span text:style-name="Strong_20_Emphasis">“limbo”</text:span>, lo que significa que el usuario puede liberarse de realizar una de sus tareas asignadas.</text:p>
      <text:p text:style-name="Text_20_body">Las tareas enviadas al limbo quedan disponibles para el resto de integrantes del espacio compartido. Cualquier usuario puede decidir realizar una de ellas para <text:span text:style-name="Strong_20_Emphasis">obtener 1 punto adicional</text:span>, siempre que haya completado previamente todas sus tareas asignadas.</text:p>
      <text:p text:style-name="Text_20_body">Al finalizar la semana, si permanecen tareas sin completar en el limbo, se aplicará una <text:span text:style-name="Strong_20_Emphasis">penalización colectiva</text:span>:</text:p>
      <text:list text:style-name="L15">
        <text:list-item>
          <text:p text:style-name="P30">Si queda <text:span text:style-name="Strong_20_Emphasis">1 tarea sin hacer</text:span>, todos los usuarios pierden <text:span text:style-name="Strong_20_Emphasis">1 punto</text:span>.</text:p>
        </text:list-item>
        <text:list-item>
          <text:p text:style-name="P30">Si quedan <text:span text:style-name="Strong_20_Emphasis">2 tareas</text:span>, pierden <text:span text:style-name="Strong_20_Emphasis">2 puntos</text:span>.</text:p>
        </text:list-item>
        <text:list-item>
          <text:p text:style-name="P30">Y así sucesivamente.</text:p>
        </text:list-item>
      </text:list>
      <text:p text:style-name="Text_20_body">Este sistema busca incentivar la colaboración entre los miembros del grupo y evitar que queden tareas pendientes.</text:p>
      <text:p text:style-name="P3"/>
      <text:p text:style-name="P33"/>
      <text:h text:style-name="P2" text:outline-level="1"><text:soft-page-break/>DISEÑO</text:h>
      <text:p text:style-name="P35"/>
      <text:p text:style-name="Text_20_body">El diseño de la interfaz se basará en un <text:span text:style-name="Strong_20_Emphasis">estilo visual amigable, atractivo y con elementos de gamificación</text:span>. Como referencia estética se tomará el videojuego <text:span text:style-name="Strong_20_Emphasis">Animal Crossing</text:span>, conocido por su estilo <text:span text:style-name="Strong_20_Emphasis">amable, colorido y accesible</text:span>.</text:p>
      <text:p text:style-name="Text_20_body">El objetivo es ofrecer una experiencia <text:span text:style-name="Strong_20_Emphasis">intuitiva y entretenida</text:span>, de manera que los usuarios no utilicen la aplicación únicamente una vez por semana para consultar sus tareas, sino que interactúen con ella con mayor frecuencia para <text:span text:style-name="Strong_20_Emphasis">acumular puntos y participar en la dinámica del grupo</text:span>.</text:p>
      <text:p text:style-name="Text_20_body">Se priorizará un enfoque <text:span text:style-name="Strong_20_Emphasis">mobile-first</text:span>, ya que se espera que la mayoría de los usuarios gestionen sus tareas desde el teléfono móvil.</text:p>
      <text:p text:style-name="Text_20_body">Para la fase de testeo se planteará una prueba de usabilidad con <text:span text:style-name="Strong_20_Emphasis">cinco usuarios</text:span>, a los que se les pedirá completar dos acciones principales:</text:p>
      <text:list text:style-name="L16">
        <text:list-item>
          <text:p text:style-name="P31">Crear un hogar (espacio compartido).</text:p>
        </text:list-item>
        <text:list-item>
          <text:p text:style-name="P31">Crear una tarea.</text:p>
        </text:list-item>
      </text:list>
      <text:p text:style-name="Text_20_body">El test se considerará exitoso si <text:span text:style-name="Strong_20_Emphasis">al menos el 70 % de los participantes</text:span> logra completar ambas acciones sin dificultades significativas.</text:p>
      <text:p text:style-name="Horizontal_20_Line"/>
      <text:h text:style-name="P2" text:outline-level="1">GESTIÓN DE TRABAJO</text:h>
      <text:p text:style-name="P35"/>
      <text:p text:style-name="Text_20_body">La organización del proyecto se realizará mediante un <text:span text:style-name="Strong_20_Emphasis">documento de Excel</text:span>, donde se registrará:</text:p>
      <text:list text:style-name="L17">
        <text:list-item>
          <text:p text:style-name="P32">La distribución de tareas entre los miembros del equipo.</text:p>
        </text:list-item>
        <text:list-item>
          <text:p text:style-name="P32">El seguimiento del progreso del desarrollo.</text:p>
        </text:list-item>
        <text:list-item>
          <text:p text:style-name="P32">La planificación de las diferentes fases del proyecto.</text:p>
        </text:list-item>
      </text:list>
      <text:p text:style-name="Horizontal_20_Line"/>
      <text:h text:style-name="P2" text:outline-level="1">CONCLUSIONES</text:h>
      <text:p text:style-name="P35"/>
      <text:p text:style-name="Text_20_body">(Este apartado se completará al finalizar el desarrollo del proyecto, incluyendo los principales retos técnicos encontrados, las decisiones adoptadas durante la implementación y las posibles mejoras futuras.)</text:p>
      <text:p text:style-name="P24"/>
      <text:p text:style-name="P23"><text:span text:style-name="Strong_20_Emphasis"/></text:p>
      <text:p text:style-name="P20"/>
      <text:p text:style-name="P15"/>
      <text:p text:style-name="P13"/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9T13:14:49.749139887</meta:creation-date>
    <dc:date>2026-03-09T20:59:40.813020216</dc:date>
    <meta:editing-duration>PT41M42S</meta:editing-duration>
    <meta:editing-cycles>9</meta:editing-cycles>
    <meta:generator>LibreOffice/24.2.7.2$Linux_X86_64 LibreOffice_project/420$Build-2</meta:generator>
    <meta:document-statistic meta:table-count="0" meta:image-count="0" meta:object-count="0" meta:page-count="3" meta:paragraph-count="59" meta:word-count="707" meta:character-count="4350" meta:non-whitespace-character-count="3727"/>
  </office:meta>
</office:document-meta>
</file>